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00aaaf9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cbf93" style:language-asian="zxx" style:country-asian="none" style:language-complex="zxx" style:country-complex="none"/>
    </style:style>
    <style:style style:name="T5" style:family="text">
      <style:text-properties fo:language="zxx" fo:country="none" officeooo:rsid="000e70af" style:language-asian="zxx" style:country-asian="none" style:language-complex="zxx" style:country-complex="none"/>
    </style:style>
    <style:style style:name="T6" style:family="text">
      <style:text-properties officeooo:rsid="000b554c"/>
    </style:style>
    <style:style style:name="T7" style:family="text">
      <style:text-properties officeooo:rsid="000cbf93"/>
    </style:style>
    <style:style style:name="T8" style:family="text">
      <style:text-properties officeooo:rsid="000e7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2">2</text:span>/0<text:span text:style-name="T1">8</text:span>/2021</text:p>
      <text:p text:style-name="Standard"/>
      <text:p text:style-name="Standard"/>
      <text:p text:style-name="Standard"/>
      <text:p text:style-name="Standard"><text:span text:style-name="T3">S</text:span>eguir con edgeR, <text:span text:style-name="T4">C</text:span>utdiff2 y <text:span text:style-name="T7">DESeq2 </text:span>y cruzarlos todos.</text:p>
      <text:p text:style-name="Standard"/>
      <text:p text:style-name="Standard">Sugerencia de Gambini: hacer un cuaderno de bitacora donde vaya apuntando qué he ido haciendo y qué bases de datos he visitado parea luego escribirlo en el artículo final. <text:span text:style-name="T5">Bá</text:span>sicamente deber<text:span text:style-name="T8">í</text:span>a escribir en otro informe lo de que estuve haciendo el GEA y no encontré nada, y que exploré los genes con NetAffx y los ví en ACEVIE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H7M24S</meta:editing-duration>
    <meta:editing-cycles>111</meta:editing-cycles>
    <meta:generator>LibreOffice/7.0.6.2$Windows_X86_64 LibreOffice_project/144abb84a525d8e30c9dbbefa69cbbf2d8d4ae3b</meta:generator>
    <dc:date>2021-08-22T10:14:33.866000000</dc:date>
    <meta:document-statistic meta:table-count="0" meta:image-count="0" meta:object-count="0" meta:page-count="1" meta:paragraph-count="3" meta:word-count="69" meta:character-count="397" meta:non-whitespace-character-count="331"/>
    <meta:user-defined meta:name="Info 1"/>
    <meta:user-defined meta:name="Info 2"/>
    <meta:user-defined meta:name="Info 3"/>
    <meta:user-defined meta:name="Info 4"/>
  </office:meta>
</office:document-meta>
</file>